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255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number-columns-repeated="2" table:style-name="ce6" office:value-type="float" office:value="85">
            <text:p>8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 table:number-columns-repeated="250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3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 table:number-columns-repeated="250"/>
        </table:table-row>
        <table:table-row table:style-name="ro3" table:number-rows-repeated="64">
          <table:table-cell table:style-name="ce4"/>
          <table:table-cell table:style-name="ce6" table:number-columns-repeated="255"/>
        </table:table-row>
        <table:table-row table:style-name="ro3" table:number-rows-repeated="6546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5">2010/08/25</text:date>, <text:time>14:38:4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10-08-24T13:59:51</meta:creation-date>
    <dc:date>2010-08-25T14:38:45</dc:date>
    <dc:language>en-US</dc:language>
    <meta:editing-cycles>4</meta:editing-cycles>
    <meta:editing-duration>PT11M27S</meta:editing-duration>
    <meta:user-defined meta:name="Info 1"/>
    <meta:user-defined meta:name="Info 2"/>
    <meta:user-defined meta:name="Info 3"/>
    <meta:user-defined meta:name="Info 4"/>
    <meta:document-statistic meta:table-count="2" meta:cell-count="28"/>
  </office:meta>
</office:document-meta>
</file>